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Consultar estado de vivienda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usuario, el administrador o el director quiera consultar el estado de la vivien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Usuario, administrador, 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de estar autorizado para realizar esta acción y la vivienda tiene que estar registrada en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actor quiera consultar el estado de la viviend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nombre <text:s/>de la vivienda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actor selecciona una opción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muestra la disponibilidad y la descripción del estad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3" meta:word-count="147" meta:character-count="900" meta:non-whitespace-character-count="793"/>
    <meta:generator>LibreOfficeDev/6.0.5.2$Linux_X86_64 LibreOffice_project/</meta:generator>
  </office:meta>
</office:document-meta>
</file>